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4.382cm" table:align="left"/>
    </style:style>
    <style:style style:name="Tabla1.A" style:family="table-column">
      <style:table-column-properties style:column-width="2.201cm"/>
    </style:style>
    <style:style style:name="Tabla1.B" style:family="table-column">
      <style:table-column-properties style:column-width="2.18cm"/>
    </style:style>
    <style:style style:name="Tabla1.A1" style:family="table-cell">
      <style:table-cell-properties style:vertical-align="middle" fo:padding="0.049cm" fo:border="none"/>
    </style:style>
    <style:style style:name="P1" style:family="paragraph" style:parent-style-name="Text_20_body">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text-properties officeooo:paragraph-rsid="00047fc8"/>
    </style:style>
    <style:style style:name="P4" style:family="paragraph" style:parent-style-name="Text_20_body">
      <style:text-properties officeooo:rsid="00047fc8" officeooo:paragraph-rsid="00047fc8"/>
    </style:style>
    <style:style style:name="P5" style:family="paragraph" style:parent-style-name="Text_20_body">
      <style:text-properties officeooo:rsid="00047fc8" officeooo:paragraph-rsid="0010febe"/>
    </style:style>
    <style:style style:name="P6" style:family="paragraph" style:parent-style-name="Text_20_body">
      <style:text-properties officeooo:rsid="0010febe" officeooo:paragraph-rsid="0010febe"/>
    </style:style>
    <style:style style:name="T1" style:family="text">
      <style:text-properties officeooo:rsid="0004a276"/>
    </style:style>
    <style:style style:name="T2" style:family="text">
      <style:text-properties fo:font-weight="bold"/>
    </style:style>
    <style:style style:name="T3" style:family="text">
      <style:text-properties fo:background-color="#fff200" loext:char-shading-value="0"/>
    </style:style>
    <style:style style:name="T4" style:family="text">
      <style:text-properties officeooo:rsid="0007337f" fo:background-color="#fff200" loext:char-shading-value="0"/>
    </style:style>
    <style:style style:name="T5" style:family="text">
      <style:text-properties officeooo:rsid="0009a1df" fo:background-color="#fff200" loext:char-shading-value="0"/>
    </style:style>
    <style:style style:name="T6" style:family="text">
      <style:text-properties officeooo:rsid="0010febe" fo:background-color="#fff200" loext:char-shading-value="0"/>
    </style:style>
    <style:style style:name="T7" style:family="text">
      <style:text-properties officeooo:rsid="0009ec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span text:style-name="T2">git clone </text:span><text:a xlink:type="simple" xlink:href="http://review.coreboot.org/coreboot.git" text:style-name="Internet_20_link" text:visited-style-name="Visited_20_Internet_20_Link"><text:span text:style-name="T2">http://review.coreboot.org/coreboot.git</text:span></text:a></text:p>
      <text:p text:style-name="Preformatted_20_Text">$ <text:span text:style-name="T2">cd coreboot/util/ectool</text:span></text:p>
      <text:p text:style-name="Preformatted_20_Text">$ <text:span text:style-name="T2">make</text:span></text:p>
      <text:p text:style-name="P2">$ <text:span text:style-name="T2">sudo make install</text:span></text:p>
      <text:p text:style-name="Text_20_body"/>
      <text:p text:style-name="Text_20_body">The proprietary BIOS of Thinkpad laptops include an interface called SMAPI which allows setting these thresholds, and other cool things. Unfortunately, coreboot doesn’t include this. If you’re an X200 user you might be in luck as the patch for supporting <text:a xlink:type="simple" xlink:href="http://www.thinkwiki.org/wiki/Tpacpi-bat" text:style-name="Internet_20_link" text:visited-style-name="Visited_20_Internet_20_Link">tpacpi-bat</text:a> is currently in code review.</text:p>
      <text:p text:style-name="Standard">For us there’s a workaround too, though not as clean. We can manually control the RAM of the <text:a xlink:type="simple" xlink:href="https://en.wikipedia.org/wiki/Embedded_Controller" text:style-name="Internet_20_link" text:visited-style-name="Visited_20_Internet_20_Link">embedded controller</text:a>, the chip that handles the battery and charging, and many other things. For that you need <text:a xlink:type="simple" xlink:href="https://coreboot.org/ectool" text:style-name="Internet_20_link" text:visited-style-name="Visited_20_Internet_20_Link">ectool</text:a>, which is included in coreboot’s git repository, in coreboot/util/ectool. Simply use make to compile it.</text:p>
      <text:p text:style-name="Standard"/>
      <text:p text:style-name="Text_20_body">X200/X200s uses the same smapi port as xx20 models, but the way BIOS talk to EC is different in these machines.</text:p>
      <text:p text:style-name="Text_20_body">Now I can switch between different settings to save my battery.</text:p>
      <text:p text:style-name="Text_20_body">sudo ectool -w 0x3 -z 0x44 &amp;&amp; sudo ectool -w 0x24 -z 0xd0 &amp;&amp; sudo ectool -w 0x3 -z 0x40 &amp;&amp; sudo ectool -w 0x24 -z 0xb2 for saving the battery and</text:p>
      <text:p text:style-name="Text_20_body">sudo ectool -w 0x3 -z 0x44 &amp;&amp; sudo ectool -w 0x24 -z 0xd7 &amp;&amp; sudo ectool -w 0x3 -z 0x40 &amp;&amp; sudo ectool -w 0x24 -z 0xd7 to make a almost full charge.</text:p>
      <text:p text:style-name="Text_20_body"/>
      <text:p text:style-name="P3">sudo ectool -w 0x3 -z 0x44 &amp;&amp; sudo ectool -w 0x24 -z 0xb2 &amp;&amp; sudo ectool -w 0x3 -z 0x40 &amp;&amp; sudo ectool -w 0x24 -z 0xa8 </text:p>
      <text:p text:style-name="P4">ESTE ES 40%-<text:span text:style-name="T7">50</text:span>% <text:span text:style-name="T1">(CREO QUE SERIA MEJOR CAMBIARLO A 45%-50%) CAMBIAO ABAJO</text:span></text:p>
      <text:p text:style-name="P4"/>
      <text:p text:style-name="P4">sudo ectool -w 0x3 -z 0x44 &amp;&amp; sudo ectool -w 0x24 -z <text:span text:style-name="T3">0xb</text:span><text:span text:style-name="T5">2</text:span> &amp;&amp; sudo ectool -w 0x3 -z 0x40 &amp;&amp; sudo ectool -w 0x24 -z <text:span text:style-name="T3">0xa</text:span><text:span text:style-name="T4">d</text:span></text:p>
      <text:p text:style-name="Text_20_body"/>
      <text:p text:style-name="P6">FULL CHARGE 95%</text:p>
      <text:p text:style-name="P6"/>
      <text:p text:style-name="P5">sudo ectool -w 0x3 -z 0x44 &amp;&amp; sudo ectool -w 0x24 -z <text:span text:style-name="T3">0x</text:span><text:span text:style-name="T6">df</text:span> &amp;&amp; sudo ectool -w 0x3 -z 0x40 &amp;&amp; sudo ectool -w 0x24 -z <text:span text:style-name="T3">0xa</text:span><text:span text:style-name="T4">d</text:span></text:p>
      <text:p text:style-name="Text_20_body"/>
      <text:p text:style-name="Text_20_body"/>
      <text:p text:style-name="P1">While we’re at it, here’s a table containing the values to write to byte 0x24 for different percentages:</text:p>
      <table:table table:name="Tabla1" table:style-name="Tabla1">
        <table:table-column table:style-name="Tabla1.A"/>
        <table:table-column table:style-name="Tabla1.B"/>
        <table:table-header-rows>
          <text:soft-page-break/>
          <table:table-row table:style-name="TableLine93988648645152">
            <table:table-cell table:style-name="Tabla1.A1" office:value-type="string">
              <text:p text:style-name="Table_20_Heading">Percentage</text:p>
            </table:table-cell>
            <table:table-cell table:style-name="Tabla1.A1" office:value-type="string">
              <text:p text:style-name="Table_20_Heading">0x24 value</text:p>
            </table:table-cell>
          </table:table-row>
        </table:table-header-rows>
        <table:table-row table:style-name="TableLine93988712337904">
          <table:table-cell table:style-name="Tabla1.A1" office:value-type="string">
            <text:p text:style-name="Table_20_Contents">10</text:p>
          </table:table-cell>
          <table:table-cell table:style-name="Tabla1.A1" office:value-type="string">
            <text:p text:style-name="Table_20_Contents">0x8a</text:p>
          </table:table-cell>
        </table:table-row>
        <table:table-row table:style-name="TableLine93988681820416">
          <table:table-cell table:style-name="Tabla1.A1" office:value-type="string">
            <text:p text:style-name="Table_20_Contents">15</text:p>
          </table:table-cell>
          <table:table-cell table:style-name="Tabla1.A1" office:value-type="string">
            <text:p text:style-name="Table_20_Contents">0x8f</text:p>
          </table:table-cell>
        </table:table-row>
        <table:table-row table:style-name="TableLine93988681822336">
          <table:table-cell table:style-name="Tabla1.A1" office:value-type="string">
            <text:p text:style-name="Table_20_Contents">20</text:p>
          </table:table-cell>
          <table:table-cell table:style-name="Tabla1.A1" office:value-type="string">
            <text:p text:style-name="Table_20_Contents">0x94</text:p>
          </table:table-cell>
        </table:table-row>
        <table:table-row table:style-name="TableLine93988718448160">
          <table:table-cell table:style-name="Tabla1.A1" office:value-type="string">
            <text:p text:style-name="Table_20_Contents">25</text:p>
          </table:table-cell>
          <table:table-cell table:style-name="Tabla1.A1" office:value-type="string">
            <text:p text:style-name="Table_20_Contents">0x99</text:p>
          </table:table-cell>
        </table:table-row>
        <table:table-row table:style-name="TableLine93988721657776">
          <table:table-cell table:style-name="Tabla1.A1" office:value-type="string">
            <text:p text:style-name="Table_20_Contents">30</text:p>
          </table:table-cell>
          <table:table-cell table:style-name="Tabla1.A1" office:value-type="string">
            <text:p text:style-name="Table_20_Contents">0x9e</text:p>
          </table:table-cell>
        </table:table-row>
        <table:table-row table:style-name="TableLine93988721721808">
          <table:table-cell table:style-name="Tabla1.A1" office:value-type="string">
            <text:p text:style-name="Table_20_Contents">35</text:p>
          </table:table-cell>
          <table:table-cell table:style-name="Tabla1.A1" office:value-type="string">
            <text:p text:style-name="Table_20_Contents">0xa3</text:p>
          </table:table-cell>
        </table:table-row>
        <table:table-row table:style-name="TableLine93988662872256">
          <table:table-cell table:style-name="Tabla1.A1" office:value-type="string">
            <text:p text:style-name="Table_20_Contents">40</text:p>
          </table:table-cell>
          <table:table-cell table:style-name="Tabla1.A1" office:value-type="string">
            <text:p text:style-name="Table_20_Contents">0xa8</text:p>
          </table:table-cell>
        </table:table-row>
        <table:table-row table:style-name="TableLine93988666257440">
          <table:table-cell table:style-name="Tabla1.A1" office:value-type="string">
            <text:p text:style-name="Table_20_Contents">45</text:p>
          </table:table-cell>
          <table:table-cell table:style-name="Tabla1.A1" office:value-type="string">
            <text:p text:style-name="Table_20_Contents">0xad</text:p>
          </table:table-cell>
        </table:table-row>
        <table:table-row table:style-name="TableLine93988666258160">
          <table:table-cell table:style-name="Tabla1.A1" office:value-type="string">
            <text:p text:style-name="Table_20_Contents">50</text:p>
          </table:table-cell>
          <table:table-cell table:style-name="Tabla1.A1" office:value-type="string">
            <text:p text:style-name="Table_20_Contents">0xb2</text:p>
          </table:table-cell>
        </table:table-row>
        <table:table-row table:style-name="TableLine93988666258960">
          <table:table-cell table:style-name="Tabla1.A1" office:value-type="string">
            <text:p text:style-name="Table_20_Contents">55</text:p>
          </table:table-cell>
          <table:table-cell table:style-name="Tabla1.A1" office:value-type="string">
            <text:p text:style-name="Table_20_Contents">0xb7</text:p>
          </table:table-cell>
        </table:table-row>
        <table:table-row table:style-name="TableLine93988666259760">
          <table:table-cell table:style-name="Tabla1.A1" office:value-type="string">
            <text:p text:style-name="Table_20_Contents">60</text:p>
          </table:table-cell>
          <table:table-cell table:style-name="Tabla1.A1" office:value-type="string">
            <text:p text:style-name="Table_20_Contents">0xbc</text:p>
          </table:table-cell>
        </table:table-row>
        <table:table-row table:style-name="TableLine93988666260560">
          <table:table-cell table:style-name="Tabla1.A1" office:value-type="string">
            <text:p text:style-name="Table_20_Contents">65</text:p>
          </table:table-cell>
          <table:table-cell table:style-name="Tabla1.A1" office:value-type="string">
            <text:p text:style-name="Table_20_Contents">0xc1</text:p>
          </table:table-cell>
        </table:table-row>
        <table:table-row table:style-name="TableLine93988695832768">
          <table:table-cell table:style-name="Tabla1.A1" office:value-type="string">
            <text:p text:style-name="Table_20_Contents">70</text:p>
          </table:table-cell>
          <table:table-cell table:style-name="Tabla1.A1" office:value-type="string">
            <text:p text:style-name="Table_20_Contents">0xc6</text:p>
          </table:table-cell>
        </table:table-row>
        <table:table-row table:style-name="TableLine93988695833568">
          <table:table-cell table:style-name="Tabla1.A1" office:value-type="string">
            <text:p text:style-name="Table_20_Contents">75</text:p>
          </table:table-cell>
          <table:table-cell table:style-name="Tabla1.A1" office:value-type="string">
            <text:p text:style-name="Table_20_Contents">0xcb</text:p>
          </table:table-cell>
        </table:table-row>
        <table:table-row table:style-name="TableLine93988695834368">
          <table:table-cell table:style-name="Tabla1.A1" office:value-type="string">
            <text:p text:style-name="Table_20_Contents">80</text:p>
          </table:table-cell>
          <table:table-cell table:style-name="Tabla1.A1" office:value-type="string">
            <text:p text:style-name="Table_20_Contents">0xd0</text:p>
          </table:table-cell>
        </table:table-row>
        <table:table-row table:style-name="TableLine93988695835168">
          <table:table-cell table:style-name="Tabla1.A1" office:value-type="string">
            <text:p text:style-name="Table_20_Contents">85</text:p>
          </table:table-cell>
          <table:table-cell table:style-name="Tabla1.A1" office:value-type="string">
            <text:p text:style-name="Table_20_Contents">0xd5</text:p>
          </table:table-cell>
        </table:table-row>
        <table:table-row table:style-name="TableLine93988695835968">
          <table:table-cell table:style-name="Tabla1.A1" office:value-type="string">
            <text:p text:style-name="Table_20_Contents">90</text:p>
          </table:table-cell>
          <table:table-cell table:style-name="Tabla1.A1" office:value-type="string">
            <text:p text:style-name="Table_20_Contents">0xda</text:p>
          </table:table-cell>
        </table:table-row>
        <table:table-row table:style-name="TableLine93988695836768">
          <table:table-cell table:style-name="Tabla1.A1" office:value-type="string">
            <text:p text:style-name="Table_20_Contents">95</text:p>
          </table:table-cell>
          <table:table-cell table:style-name="Tabla1.A1" office:value-type="string">
            <text:p text:style-name="Table_20_Contents">0xdf</text:p>
          </table:table-cell>
        </table:table-row>
        <table:table-row table:style-name="TableLine93988665766080">
          <table:table-cell table:style-name="Tabla1.A1" office:value-type="string">
            <text:p text:style-name="Table_20_Contents">100</text:p>
          </table:table-cell>
          <table:table-cell table:style-name="Tabla1.A1" office:value-type="string">
            <text:p text:style-name="Table_20_Contents">0xe4</text:p>
          </table:table-cell>
        </table:table-row>
      </table:table>
      <text:p text:style-name="Standard"/>
      <text:p text:style-name="Text_20_body">Byte 0x03 allows for configuring if we’re setting the start or stop threshold. Specifically, bit 2 (=4) of byte 0x03. If we’re setting the stop thresholds (percentage at which the battery should stop charging), we set this bit to true:</text:p>
      <text:p text:style-name="Text_20_body"><text:span text:style-name="Source_20_Text"># ectool -w 0x3 -z 0x44 </text:span></text:p>
      <text:p text:style-name="Text_20_body">We can then specify the threshold. Simply note the percentage you’ll like, and set bit 7 to true, by adding 128. 80% becomes:</text:p>
      <text:p text:style-name="Text_20_body"><text:span text:style-name="Source_20_Text">80+128 = 208 = 0xD0 </text:span></text:p>
      <text:p text:style-name="Text_20_body">Set this threshold by writing it to byte 0x24 of the EC’s RAM:</text:p>
      <text:p text:style-name="Text_20_body"><text:span text:style-name="Source_20_Text"># ectool -w 0x24 -z 0xD0 </text:span></text:p>
      <text:p text:style-name="Text_20_body">For setting the start threshold (percentage at which the battery should start charging), do the same but set bit 2 of byte 0x03 to false:</text:p>
      <text:p text:style-name="Text_20_body"><text:span text:style-name="Source_20_Text"># ectool -w 0x3 -z 0x40<text:line-break/># ectool -w 0x24 -z 0xB2 </text:span></text:p>
      <text:p text:style-name="Text_20_body">This sets the start threshold to 50%.</text:p>
      <text:p text:style-name="Text_20_body">I currently run this in a script that runs at boot. It’s not required though, since the EC will remain active when the battery is plugged in and has charge, even when the laptop is “off”.</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7:57:54.564330133</meta:creation-date>
    <meta:editing-duration>P0D</meta:editing-duration>
    <meta:editing-cycles>1</meta:editing-cycles>
    <meta:generator>LibreOffice/6.4.7.2$Linux_X86_64 LibreOffice_project/40$Build-2</meta:generator>
    <meta:document-statistic meta:table-count="1" meta:image-count="0" meta:object-count="0" meta:page-count="2" meta:paragraph-count="66" meta:word-count="536" meta:character-count="2758" meta:non-whitespace-character-count="2283"/>
  </office:meta>
</office:document-meta>
</file>